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7.68955" calcext:value-type="float">
            <text:p>-47.68955</text:p>
          </table:table-cell>
          <table:table-cell office:value-type="float" office:value="-22.34861" calcext:value-type="float">
            <text:p>-22.34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7.63003" calcext:value-type="float">
            <text:p>-47.63003</text:p>
          </table:table-cell>
          <table:table-cell office:value-type="float" office:value="-22.42595" calcext:value-type="float">
            <text:p>-22.425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7.49691" calcext:value-type="float">
            <text:p>-47.49691</text:p>
          </table:table-cell>
          <table:table-cell office:value-type="float" office:value="-22.3334" calcext:value-type="float">
            <text:p>-22.3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7.61035" calcext:value-type="float">
            <text:p>-47.61035</text:p>
          </table:table-cell>
          <table:table-cell office:value-type="float" office:value="-22.51605" calcext:value-type="float">
            <text:p>-22.516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7.6095" calcext:value-type="float">
            <text:p>-47.6095</text:p>
          </table:table-cell>
          <table:table-cell office:value-type="float" office:value="-22.4709" calcext:value-type="float">
            <text:p>-22.4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7.50656" calcext:value-type="float">
            <text:p>-47.50656</text:p>
          </table:table-cell>
          <table:table-cell office:value-type="float" office:value="-22.26893" calcext:value-type="float">
            <text:p>-22.26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7.54502" calcext:value-type="float">
            <text:p>-47.54502</text:p>
          </table:table-cell>
          <table:table-cell office:value-type="float" office:value="-22.29159" calcext:value-type="float">
            <text:p>-22.29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7.53064" calcext:value-type="float">
            <text:p>-47.53064</text:p>
          </table:table-cell>
          <table:table-cell office:value-type="float" office:value="-22.40221" calcext:value-type="float">
            <text:p>-22.402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7.55712" calcext:value-type="float">
            <text:p>-47.55712</text:p>
          </table:table-cell>
          <table:table-cell office:value-type="float" office:value="-22.33515" calcext:value-type="float">
            <text:p>-22.33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7.68955" calcext:value-type="float">
            <text:p>-47.68955</text:p>
          </table:table-cell>
          <table:table-cell office:value-type="float" office:value="-22.34861" calcext:value-type="float">
            <text:p>-22.34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uricio Vancine</meta:initial-creator>
    <meta:creation-date>2022-07-05T15:59:10.348886206</meta:creation-date>
    <dc:date>2022-07-05T15:59:18.904714639</dc:date>
    <dc:creator>Mauricio Vancine</dc:creator>
    <meta:editing-duration>PT10S</meta:editing-duration>
    <meta:editing-cycles>1</meta:editing-cycles>
    <meta:document-statistic meta:table-count="1" meta:cell-count="33" meta:object-count="0"/>
    <meta:generator>LibreOffice/7.3.4.2$Linux_X86_64 LibreOffice_project/30$Build-2</meta:generator>
  </office:meta>
</office:document-meta>
</file>